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5cm" svg:height="2cm" svg:x="2.001cm" svg:y="11.225cm">
          <text:p text:style-name="P1"><text:span text:style-name="T1">Data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14.001cm" svg:y="10.725cm">
          <text:p text:style-name="P1"><text:span text:style-name="T1">Visua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5cm" svg:height="2cm" svg:x="13.501cm" svg:y="11.225cm">
          <text:p text:style-name="P1"><text:span text:style-name="T1">Output class</text:span><text:span text:style-name="T1"><text:line-break/></text:span><text:span text:style-name="T1">(e.g. HDF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8.5cm" svg:y="1.5cm">
          <text:p text:style-name="P1"><text:span text:style-name="T1">Fiel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8.2cm" svg:y="1.8cm">
          <text:p text:style-name="P1"><text:span text:style-name="T1">Fiel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2.5cm" svg:y="5cm">
          <text:p text:style-name="P1"><text:span text:style-name="T1">SimulationHel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" draw:layer="layout" svg:width="5cm" svg:height="2cm" svg:x="7.8cm" svg:y="2.2cm">
          <text:p text:style-name="P1"><text:span text:style-name="T1">User data</text:span><text:span text:style-name="T1"><text:line-break/></text:span><text:span text:style-name="T1">(e.g. Fiel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8cm" svg:y1="3.2cm" svg:x2="2.001cm" svg:y2="12.225cm" draw:start-shape="id1" draw:start-glue-point="3" draw:end-shape="id2" draw:end-glue-point="3" svg:d="m7800 3200h-6300v9025h501">
          <text:p/>
        </draw:connector>
        <draw:frame draw:style-name="gr5" draw:text-style-name="P2" draw:layer="layout" svg:width="4.346cm" svg:height="0.725cm" svg:x="3cm" svg:y="2.4cm">
          <draw:text-box>
            <text:p text:style-name="P2"><text:span text:style-name="T2">[1] registerData(this)</text:span></text:p>
          </draw:text-box>
        </draw:frame>
        <draw:connector draw:style-name="gr6" draw:text-style-name="P3" draw:layer="layout" draw:type="lines" draw:line-skew="0.273cm 0.273cm" svg:x1="16.001cm" svg:y1="13.225cm" svg:x2="4.501cm" svg:y2="13.225cm" draw:start-shape="id3" draw:start-glue-point="2" draw:end-shape="id2" draw:end-glue-point="2" svg:d="m16001 13225v775h-11500v-775">
          <text:p/>
        </draw:connector>
        <draw:frame draw:style-name="gr5" draw:text-style-name="P2" draw:layer="layout" svg:width="5.193cm" svg:height="0.725cm" svg:x="7.807cm" svg:y="10.7cm">
          <draw:text-box>
            <text:p text:style-name="P2"><text:span text:style-name="T2">[1] registerObserver(this)</text:span></text:p>
          </draw:text-box>
        </draw:frame>
        <draw:frame draw:style-name="gr5" draw:text-style-name="P2" draw:layer="layout" svg:width="3.292cm" svg:height="0.725cm" svg:x="4.408cm" svg:y="7.775cm">
          <draw:text-box>
            <text:p text:style-name="P2"><text:span text:style-name="T2">[2a] dumpData</text:span></text:p>
          </draw:text-box>
        </draw:frame>
        <draw:frame draw:style-name="gr5" draw:text-style-name="P2" draw:layer="layout" svg:width="2.348cm" svg:height="0.725cm" svg:x="9.153cm" svg:y="12.3cm">
          <draw:text-box>
            <text:p text:style-name="P2"><text:span text:style-name="T2">[2b] notify</text:span></text:p>
          </draw:text-box>
        </draw:frame>
        <draw:frame draw:style-name="gr5" draw:text-style-name="P2" draw:layer="layout" svg:width="7.182cm" svg:height="0.725cm" svg:x="7.001cm" svg:y="14cm">
          <draw:text-box>
            <text:p text:style-name="P2"><text:span text:style-name="T2">[3a/c] getData(FIELD_E) → FieldE*</text:span></text:p>
          </draw:text-box>
        </draw:frame>
        <draw:polyline draw:style-name="gr6" draw:text-style-name="P3" draw:layer="layout" svg:width="7.709cm" svg:height="4.756cm" draw:transform="skewX (-4.20580279374418E-017) rotate (0.609119908945906) translate (4.17662230981228cm 8.61124937723538cm)" svg:viewBox="0 0 7710 4757" draw:points="0,22091 701,21087 4392,23661 7710,18904">
          <text:p/>
        </draw:polyline>
        <draw:frame draw:style-name="gr5" draw:text-style-name="P2" draw:layer="layout" svg:width="3.597cm" svg:height="0.725cm" svg:x="10.5cm" svg:y="7.775cm">
          <draw:text-box>
            <text:p text:style-name="P2"><text:span text:style-name="T2">[3b] synchronize</text:span></text:p>
          </draw:text-box>
        </draw:frame>
        <draw:line draw:style-name="gr6" draw:text-style-name="P3" draw:layer="layout" svg:x1="7.001cm" svg:y1="13cm" svg:x2="13.501cm" svg:y2="13cm">
          <text:p/>
        </draw:line>
        <draw:line draw:style-name="gr6" draw:text-style-name="P3" draw:layer="layout" svg:x1="13.501cm" svg:y1="11.5cm" svg:x2="7cm" svg:y2="11.5cm">
          <text:p/>
        </draw:line>
        <draw:line draw:style-name="gr6" draw:text-style-name="P3" draw:layer="layout" svg:x1="4.5cm" svg:y1="7cm" svg:x2="4.5cm" svg:y2="11.2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elix Schmitt</meta:initial-creator>
    <meta:creation-date>2011-05-02T13:58:13</meta:creation-date>
    <dc:date>2011-05-02T14:29:18</dc:date>
    <dc:creator>Felix Schmitt</dc:creator>
    <meta:editing-duration>PT00H31M07S</meta:editing-duration>
    <meta:editing-cycles>9</meta:editing-cycles>
    <meta:generator>OpenOffice.org/3.2$Linux OpenOffice.org_project/320m12$Build-9483</meta:generator>
    <meta:document-statistic meta:object-count="19"/>
  </office:meta>
</office:document-meta>
</file>